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DejaVu Sans" svg:font-family="&quot;DejaVu Sans&quot;"/>
    <style:font-face style:name="Noto Sans" svg:font-family="&quot;Noto Sans&quot;"/>
    <style:font-face style:name="Sans" svg:font-family="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9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90" style:font-name="Arial" style:font-name-asian="Arial" style:font-name-complex="Arial" fo:font-size="9pt" style:font-size-asian="9pt" style:font-size-complex="9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="thin solid #FF3333"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="thin solid #FF3333" style:vertical-align="middle" fo:background-color="transparent" style:repeat-content="false"/>
      <style:paragraph-properties fo:text-align="center"/>
      <style:text-properties fo:color="#00009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FF3333" style:vertical-align="automatic" fo:background-color="#FF3333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FF3333" fo:border-bottom="thin solid #FF3333" fo:border-left="thin solid #FF3333" fo:border-right="none"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FF3333"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FF3333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="thin solid #FF3333" style:vertical-align="middle" fo:background-color="#FF3333" style:repeat-content="false"/>
      <style:paragraph-properties fo:text-align="start" fo:margin-left="0cm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/>
    </style:style>
    <style:style style:name="ce16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/>
    </style:style>
    <style:style style:name="ce21" style:family="table-cell" style:parent-style-name="Default" style:data-style-name="N0">
      <style:table-cell-properties fo:border-top="none" fo:border-bottom="none" fo:border-left="thin solid #FF3333" fo:border-right="thin solid #FF3333" style:vertical-align="middle" fo:wrap-option="wrap" fo:background-color="#B2B2B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FF3333" style:vertical-align="middle" fo:background-color="transparent" style:repeat-content="false"/>
      <style:paragraph-properties fo:text-align="center"/>
      <style:text-properties fo:color="#00009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FF3333" style:vertical-align="automatic" fo:background-color="transparent" style:repeat-content="false"/>
      <style:paragraph-properties fo:text-align="center"/>
      <style:text-properties fo:color="#00009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FF3333" fo:border-bottom="none" fo:border-left="thin solid #FF3333" fo:border-right="thin solid #FF3333" style:vertical-align="automatic" fo:background-color="#B2B2B2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FF99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-top="thin solid #FF3333" fo:border-bottom="none" fo:border-left="thin solid #FF3333" fo:border-right="thin solid #FF3333" style:vertical-align="automatic" fo:background-color="#B2B2B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FF3333" fo:border-right="thin solid #FF3333" fo:background-color="#DDDDDD"/>
    </style:style>
    <style:style style:name="ce29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FFFF66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DDDDD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FF3333" fo:border-right="thin solid #FF3333" style:vertical-align="automatic" fo:background-color="#B2B2B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66CC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FF3333" fo:border-right="thin solid #FF3333" style:vertical-align="automatic" fo:background-color="#B2B2B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FFFF66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DDDDD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66CC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FF3333" fo:border-left="thin solid #FF3333" fo:border-right="thin solid #FF3333" style:vertical-align="automatic" fo:background-color="#B2B2B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FF99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double #FF3333"/>
    </style:style>
    <style:style style:name="ce40" style:family="table-cell" style:parent-style-name="Default" style:data-style-name="N0">
      <style:table-cell-properties fo:border="thin solid #FF3333" style:vertical-align="automatic" fo:background-color="#FF3333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text-properties style:font-name="Sans" style:font-name-asian="Sans" style:font-name-complex="Sans"/>
    </style:style>
    <style:style style:name="ce42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start" fo:margin-left="0cm"/>
      <style:text-properties style:font-name="Sans" style:font-name-asian="Sans" style:font-name-complex="Sans"/>
    </style:style>
    <style:style style:name="ce43" style:family="table-cell" style:parent-style-name="Default" style:data-style-name="N36">
      <style:table-cell-properties fo:border-top="none" fo:border-bottom="none" fo:border-left="thin solid #FF3333" fo:border-right="thin solid #FF3333" style:vertical-align="middle" fo:background-color="#B2B2B2"/>
    </style:style>
    <style:style style:name="ce44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/>
    </style:style>
    <style:style style:name="ce47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/>
    </style:style>
    <style:style style:name="ce51" style:family="table-cell" style:parent-style-name="Default" style:data-style-name="N0">
      <style:table-cell-properties fo:border="thin solid #000000" style:vertical-align="automatic" fo:background-color="#00CC33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9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Noto Sans" style:font-name-asian="Noto Sans" style:font-name-complex="Noto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3.2039583333333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11.90625cm"/>
    </style:style>
    <style:style style:name="co6" style:family="table-column">
      <style:table-column-properties fo:break-before="auto" style:column-width="24.2887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55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56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57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58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59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60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/>
      <style:map style:condition="of:is-true-formula(MOD(ROW();2))" style:apply-style-name="cf1" style:base-cell-address="Feuille1.I3"/>
    </style:style>
    <style:style style:name="ce61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start" fo:margin-left="0cm"/>
      <style:map style:condition="of:is-true-formula(MOD(ROW();2))" style:apply-style-name="cf1" style:base-cell-address="Feuille1.I3"/>
    </style:style>
    <style:style style:name="ce62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/>
      <style:map style:condition="of:is-true-formula(MOD(ROW();2))" style:apply-style-name="cf1" style:base-cell-address="Feuille1.I3"/>
    </style:style>
    <style:style style:name="ce63" style:family="table-cell" style:parent-style-name="Default" style:data-style-name="N0">
      <style:table-cell-properties fo:border-top="none" fo:border-bottom="none" fo:border-left="thin solid #FF3333" fo:border-right="thin solid #FF3333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I3"/>
    </style:style>
    <style:style style:name="ce64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start" fo:margin-left="0cm"/>
      <style:map style:condition="of:is-true-formula(MOD(ROW();2))" style:apply-style-name="cf1" style:base-cell-address="Feuille1.I3"/>
    </style:style>
    <style:style style:name="ce65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text-properties style:font-name="Sans" style:font-name-asian="Sans" style:font-name-complex="Sans"/>
      <style:map style:condition="of:is-true-formula(MOD(ROW();2))" style:apply-style-name="cf1" style:base-cell-address="Feuille1.I3"/>
    </style:style>
    <style:style style:name="ce66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start" fo:margin-left="0cm"/>
      <style:text-properties style:font-name="Sans" style:font-name-asian="Sans" style:font-name-complex="Sans"/>
      <style:map style:condition="of:is-true-formula(MOD(ROW();2))" style:apply-style-name="cf1" style:base-cell-address="Feuille1.I3"/>
    </style:style>
    <style:style style:name="ce67" style:family="table-cell" style:parent-style-name="Default" style:data-style-name="N36">
      <style:table-cell-properties fo:border-top="none" fo:border-bottom="none" fo:border-left="thin solid #FF3333" fo:border-right="thin solid #FF3333" style:vertical-align="middle" fo:background-color="#B2B2B2"/>
      <style:map style:condition="of:is-true-formula(MOD(ROW();2))" style:apply-style-name="cf1" style:base-cell-address="Feuille1.I3"/>
    </style:style>
    <style:style style:name="ce68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/>
      <style:map style:condition="of:is-true-formula(MOD(ROW();2))" style:apply-style-name="cf1" style:base-cell-address="Feuille1.I3"/>
    </style:style>
    <style:style style:name="ce69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start" fo:margin-left="0cm"/>
      <style:map style:condition="of:is-true-formula(MOD(ROW();2))" style:apply-style-name="cf1" style:base-cell-address="Feuille1.I3"/>
    </style:style>
    <style:style style:name="ce70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K3"/>
    </style:style>
    <style:style style:name="ce71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K3"/>
    </style:style>
    <style:style style:name="ce72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K3"/>
    </style:style>
    <style:style style:name="ce73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K3"/>
    </style:style>
    <style:style style:name="ce74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K3"/>
    </style:style>
    <style:style style:name="ce75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L3"/>
    </style:style>
    <style:style style:name="ce76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L3"/>
    </style:style>
    <style:style style:name="ce77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L3"/>
    </style:style>
    <style:style style:name="ce78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L3"/>
    </style:style>
    <style:style style:name="ce79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L3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16366" table:default-cell-style-name="ce1"/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2"/>
          <table:table-cell table:style-name="ce5"/>
          <table:table-cell table:number-columns-repeated="12" table:style-name="ce2"/>
          <table:table-cell table:number-columns-repeated="16366"/>
        </table:table-row>
        <table:table-row table:style-name="ro1">
          <table:table-cell/>
          <table:table-cell office:value-type="string" table:style-name="ce6">
            <text:p>Gerber Version</text:p>
          </table:table-cell>
          <table:table-cell table:style-name="ce6"/>
          <table:table-cell office:value-type="string" table:style-name="ce7">
            <text:p>CIS v1.0.1 B1</text:p>
          </table:table-cell>
          <table:table-cell table:number-columns-repeated="2" table:style-name="ce7"/>
          <table:table-cell table:number-columns-repeated="2" table:style-name="ce2"/>
          <table:table-cell office:value-type="string" table:style-name="ce8">
            <text:p>id</text:p>
          </table:table-cell>
          <table:table-cell office:value-type="string" table:style-name="ce9">
            <text:p>Ref</text:p>
          </table:table-cell>
          <table:table-cell office:value-type="string" table:style-name="ce9">
            <text:p>Qnty</text:p>
          </table:table-cell>
          <table:table-cell office:value-type="string" table:style-name="ce9">
            <text:p>Value</text:p>
          </table:table-cell>
          <table:table-cell office:value-type="string" table:style-name="ce10">
            <text:p>Footprint</text:p>
          </table:table-cell>
          <table:table-cell office:value-type="string" table:style-name="ce11">
            <text:p>Description</text:p>
          </table:table-cell>
          <table:table-cell office:value-type="string" table:style-name="ce8">
            <text:p>Vendor</text:p>
          </table:table-cell>
          <table:table-cell office:value-type="string" table:style-name="ce8">
            <text:p>DNP</text:p>
          </table:table-cell>
          <table:table-cell table:style-name="ce8"/>
          <table:table-cell table:style-name="ce12"/>
          <table:table-cell table:number-columns-repeated="16366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2"/>
          <table:table-cell table:style-name="ce5"/>
          <table:table-cell table:number-columns-repeated="2" table:style-name="ce2"/>
          <table:table-cell office:value-type="float" office:value="1" table:style-name="ce54">
            <text:p>1</text:p>
          </table:table-cell>
          <table:table-cell office:value-type="string" table:style-name="ce55">
            <text:p>C1, C2, C3, C6, C8, C10, C12, C14, C29, C32, C33, C34, C38, C42, C43, C44, C45, C47, C49, C50, C52, C53, C54, C55, C56, C62, C70, C78, C79, C82, C84, C87, C89</text:p>
          </table:table-cell>
          <table:table-cell office:value-type="float" office:value="33" table:style-name="ce70">
            <text:p>33</text:p>
          </table:table-cell>
          <table:table-cell office:value-type="string" table:style-name="ce75">
            <text:p>C_0002</text:p>
          </table:table-cell>
          <table:table-cell office:value-type="string" table:style-name="ce54">
            <text:p>DVB_Capacitors_Ceramic:C_0402</text:p>
          </table:table-cell>
          <table:table-cell office:value-type="string" table:style-name="ce54">
            <text:p>DVB_Capacitors_Ceramic:C_0402, CER, 100nF, 25V, X7R, 10%</text:p>
          </table:table-cell>
          <table:table-cell table:style-name="ce60"/>
          <table:table-cell table:style-name="ce60"/>
          <table:table-cell table:style-name="ce54"/>
          <table:table-cell table:style-name="ce61"/>
          <table:table-cell table:number-columns-repeated="16366"/>
        </table:table-row>
        <table:table-row table:style-name="ro1">
          <table:table-cell/>
          <table:table-cell office:value-type="string" table:style-name="ce17">
            <text:p>PCB Class (Eurocircuit dimension en µm)</text:p>
          </table:table-cell>
          <table:table-cell table:number-columns-repeated="3" table:style-name="ce17"/>
          <table:table-cell table:style-name="ce5"/>
          <table:table-cell table:number-columns-repeated="2" table:style-name="ce2"/>
          <table:table-cell office:value-type="float" office:value="2" table:style-name="ce56">
            <text:p>2</text:p>
          </table:table-cell>
          <table:table-cell office:value-type="string" table:style-name="ce57">
            <text:p>C4, C5, C9, C19, C46</text:p>
          </table:table-cell>
          <table:table-cell office:value-type="float" office:value="5" table:style-name="ce71">
            <text:p>5</text:p>
          </table:table-cell>
          <table:table-cell office:value-type="string" table:style-name="ce76">
            <text:p>C_0003</text:p>
          </table:table-cell>
          <table:table-cell office:value-type="string" table:style-name="ce56">
            <text:p>DVB_Capacitors_Ceramic:C_0603</text:p>
          </table:table-cell>
          <table:table-cell office:value-type="string" table:style-name="ce56">
            <text:p>DVB_Capacitors_Ceramic:C_0603, CER, 10¬µF, 25V, X5R, 10%</text:p>
          </table:table-cell>
          <table:table-cell table:style-name="ce62"/>
          <table:table-cell table:style-name="ce62"/>
          <table:table-cell table:style-name="ce63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Epaisseur (mm)</text:p>
          </table:table-cell>
          <table:table-cell table:style-name="ce23"/>
          <table:table-cell office:value-type="string" table:style-name="ce24">
            <text:p>1.2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3" table:style-name="ce54">
            <text:p>3</text:p>
          </table:table-cell>
          <table:table-cell office:value-type="string" table:style-name="ce57">
            <text:p>C7, C11, C16, C30, C63, C64</text:p>
          </table:table-cell>
          <table:table-cell office:value-type="float" office:value="6" table:style-name="ce71">
            <text:p>6</text:p>
          </table:table-cell>
          <table:table-cell office:value-type="string" table:style-name="ce76">
            <text:p>C_0036</text:p>
          </table:table-cell>
          <table:table-cell office:value-type="string" table:style-name="ce56">
            <text:p>DVB_Capacitors_Ceramic:C_0603</text:p>
          </table:table-cell>
          <table:table-cell office:value-type="string" table:style-name="ce56">
            <text:p>DVB_Capacitors_Ceramic:C_0603, CER, 4.7¬µF, 25V, X5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Piste &amp; Isol. Min. (µm)</text:p>
          </table:table-cell>
          <table:table-cell table:style-name="ce23"/>
          <table:table-cell office:value-type="string" table:style-name="ce24">
            <text:p>90/90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4" table:style-name="ce56">
            <text:p>4</text:p>
          </table:table-cell>
          <table:table-cell office:value-type="string" table:style-name="ce57">
            <text:p>C13, C15, C18, C31, C41, C51, C69, C81, C83, C88</text:p>
          </table:table-cell>
          <table:table-cell office:value-type="float" office:value="10" table:style-name="ce71">
            <text:p>10</text:p>
          </table:table-cell>
          <table:table-cell office:value-type="string" table:style-name="ce76">
            <text:p>C_0044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1¬µF, 25V, X5R, 2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Colerette via (µm)</text:p>
          </table:table-cell>
          <table:table-cell table:style-name="ce23"/>
          <table:table-cell office:value-type="float" office:value="125" table:style-name="ce23">
            <text:p>125</text:p>
          </table:table-cell>
          <table:table-cell table:style-name="ce23"/>
          <table:table-cell table:style-name="ce1"/>
          <table:table-cell table:number-columns-repeated="2" table:style-name="ce2"/>
          <table:table-cell office:value-type="float" office:value="5" table:style-name="ce54">
            <text:p>5</text:p>
          </table:table-cell>
          <table:table-cell office:value-type="string" table:style-name="ce57">
            <text:p>C17, C21, C22, C23</text:p>
          </table:table-cell>
          <table:table-cell office:value-type="float" office:value="4" table:style-name="ce71">
            <text:p>4</text:p>
          </table:table-cell>
          <table:table-cell office:value-type="string" table:style-name="ce76">
            <text:p>C_0043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18pF, 50V, COG/NPO, 5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Densité des trous (dm<text:span text:style-name="T3">²</text:span>)</text:p>
          </table:table-cell>
          <table:table-cell table:style-name="ce23"/>
          <table:table-cell office:value-type="string" table:style-name="ce24">
            <text:p>&lt;1000 / dm²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6" table:style-name="ce56">
            <text:p>6</text:p>
          </table:table-cell>
          <table:table-cell office:value-type="string" table:style-name="ce57">
            <text:p>C20, C37, C58, C59, C60, C61</text:p>
          </table:table-cell>
          <table:table-cell office:value-type="float" office:value="6" table:style-name="ce71">
            <text:p>6</text:p>
          </table:table-cell>
          <table:table-cell office:value-type="string" table:style-name="ce76">
            <text:p>C_0001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10nF, 25V, X7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Class</text:p>
          </table:table-cell>
          <table:table-cell table:style-name="ce23"/>
          <table:table-cell office:value-type="string" table:style-name="ce23">
            <text:p>9E</text:p>
          </table:table-cell>
          <table:table-cell table:style-name="ce23"/>
          <table:table-cell table:style-name="ce1"/>
          <table:table-cell table:number-columns-repeated="2" table:style-name="ce2"/>
          <table:table-cell office:value-type="float" office:value="7" table:style-name="ce54">
            <text:p>7</text:p>
          </table:table-cell>
          <table:table-cell office:value-type="string" table:style-name="ce57">
            <text:p>C24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C_0013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22pF, 50V, COG/NPO, 5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Vernis Epargne</text:p>
          </table:table-cell>
          <table:table-cell table:style-name="ce23"/>
          <table:table-cell office:value-type="string" table:style-name="ce24">
            <text:p>2 faces noir mat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8" table:style-name="ce56">
            <text:p>8</text:p>
          </table:table-cell>
          <table:table-cell office:value-type="string" table:style-name="ce57">
            <text:p>C25, C68, C71, C72</text:p>
          </table:table-cell>
          <table:table-cell office:value-type="float" office:value="4" table:style-name="ce71">
            <text:p>4</text:p>
          </table:table-cell>
          <table:table-cell office:value-type="string" table:style-name="ce76">
            <text:p>C_0053</text:p>
          </table:table-cell>
          <table:table-cell office:value-type="string" table:style-name="ce56">
            <text:p>DVB_Capacitors_Ceramic:C_0805</text:p>
          </table:table-cell>
          <table:table-cell office:value-type="string" table:style-name="ce56">
            <text:p>DVB_Capacitors_Ceramic:C_0805, CER, 10¬µF, 6.3V, X7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Dim. Unitaire (mm)</text:p>
          </table:table-cell>
          <table:table-cell table:style-name="ce23"/>
          <table:table-cell office:value-type="string" table:style-name="ce24">
            <text:p>122x32.5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9" table:style-name="ce54">
            <text:p>9</text:p>
          </table:table-cell>
          <table:table-cell office:value-type="string" table:style-name="ce57">
            <text:p>C26, C27, C28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C_0028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47pF, 25V, COG/NPO, 5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Impédance Controlée</text:p>
          </table:table-cell>
          <table:table-cell table:style-name="ce23"/>
          <table:table-cell office:value-type="string" table:style-name="ce24">
            <text:p>non</text:p>
          </table:table-cell>
          <table:table-cell table:style-name="ce24"/>
          <table:table-cell table:style-name="ce1"/>
          <table:table-cell table:number-columns-repeated="2" table:style-name="ce2"/>
          <table:table-cell office:value-type="float" office:value="10" table:style-name="ce56">
            <text:p>10</text:p>
          </table:table-cell>
          <table:table-cell office:value-type="string" table:style-name="ce57">
            <text:p>C35, C48, C65, C67, C90</text:p>
          </table:table-cell>
          <table:table-cell office:value-type="float" office:value="5" table:style-name="ce71">
            <text:p>5</text:p>
          </table:table-cell>
          <table:table-cell office:value-type="string" table:style-name="ce76">
            <text:p>C_0040</text:p>
          </table:table-cell>
          <table:table-cell office:value-type="string" table:style-name="ce56">
            <text:p>DVB_Capacitors_Ceramic:C_1210</text:p>
          </table:table-cell>
          <table:table-cell office:value-type="string" table:style-name="ce56">
            <text:p>DVB_Capacitors_Ceramic:C_1210, CER, 47¬µF, 10V, X7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2"/>
          <table:table-cell table:style-name="ce5"/>
          <table:table-cell table:number-columns-repeated="2" table:style-name="ce2"/>
          <table:table-cell office:value-type="float" office:value="11" table:style-name="ce54">
            <text:p>11</text:p>
          </table:table-cell>
          <table:table-cell office:value-type="string" table:style-name="ce57">
            <text:p>C36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C_0080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220pF, 50V, X7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10">
            <text:p>STACKUP (EuroCircuits dimension en µm)</text:p>
          </table:table-cell>
          <table:table-cell table:number-columns-repeated="5" table:style-name="ce10"/>
          <table:table-cell table:style-name="ce2"/>
          <table:table-cell office:value-type="float" office:value="12" table:style-name="ce56">
            <text:p>12</text:p>
          </table:table-cell>
          <table:table-cell office:value-type="string" table:style-name="ce57">
            <text:p>C39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C_0068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470pF, 50V, X7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office:value-type="string" table:style-name="ce23">
            <text:p>MC6 1mm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Foil –<text:s/><text:span text:style-name="T4">SIGNAL</text:span></text:p>
          </table:table-cell>
          <table:table-cell table:number-columns-repeated="2" table:style-name="ce26"/>
          <table:table-cell office:value-type="float" office:value="12" table:style-name="ce27">
            <text:p>12</text:p>
          </table:table-cell>
          <table:table-cell table:style-name="ce2"/>
          <table:table-cell office:value-type="float" office:value="13" table:style-name="ce54">
            <text:p>13</text:p>
          </table:table-cell>
          <table:table-cell office:value-type="string" table:style-name="ce57">
            <text:p>C66, C73, C74, C77, C80</text:p>
          </table:table-cell>
          <table:table-cell office:value-type="float" office:value="5" table:style-name="ce71">
            <text:p>5</text:p>
          </table:table-cell>
          <table:table-cell office:value-type="string" table:style-name="ce76">
            <text:p>C_0063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GMR, 4.7¬µF, 10V, X5R, 2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office:value-type="string" table:style-name="ce29">
            <text:p>Prepeg ( 7+7)</text:p>
          </table:table-cell>
          <table:table-cell table:number-columns-repeated="2" table:style-name="ce29"/>
          <table:table-cell office:value-type="float" office:value="140" table:style-name="ce30">
            <text:p>140</text:p>
          </table:table-cell>
          <table:table-cell table:style-name="ce2"/>
          <table:table-cell office:value-type="float" office:value="14" table:style-name="ce56">
            <text:p>14</text:p>
          </table:table-cell>
          <table:table-cell office:value-type="string" table:style-name="ce57">
            <text:p>C75, C76</text:p>
          </table:table-cell>
          <table:table-cell office:value-type="float" office:value="2" table:style-name="ce71">
            <text:p>2</text:p>
          </table:table-cell>
          <table:table-cell office:value-type="string" table:style-name="ce76">
            <text:p>C_0045</text:p>
          </table:table-cell>
          <table:table-cell office:value-type="string" table:style-name="ce56">
            <text:p>DVB_Capacitors_Ceramic:C_0402</text:p>
          </table:table-cell>
          <table:table-cell office:value-type="string" table:style-name="ce56">
            <text:p>DVB_Capacitors_Ceramic:C_0402, CER, 2.2¬µF, 25V, X5R, 10%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table:number-columns-repeated="3" table:style-name="ce29"/>
          <table:table-cell table:style-name="ce30"/>
          <table:table-cell table:style-name="ce2"/>
          <table:table-cell office:value-type="float" office:value="15" table:style-name="ce54">
            <text:p>15</text:p>
          </table:table-cell>
          <table:table-cell office:value-type="string" table:style-name="ce57">
            <text:p>D1, D3, D4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D_0001</text:p>
          </table:table-cell>
          <table:table-cell office:value-type="string" table:style-name="ce56">
            <text:p>DVB_LED:LED_0603-red</text:p>
          </table:table-cell>
          <table:table-cell office:value-type="string" table:style-name="ce56">
            <text:p>DVB_LED:LED_0603-red, TLMS1000-GS08, 2mA, LED, RED, TOP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office:value-type="float" office:value="2" table:style-name="ce31">
            <text:p>2</text:p>
          </table:table-cell>
          <table:table-cell office:value-type="string" table:style-name="ce32">
            <text:p>Cuivre int –<text:s/><text:span text:style-name="T4">GND</text:span></text:p>
          </table:table-cell>
          <table:table-cell table:number-columns-repeated="2" table:style-name="ce32"/>
          <table:table-cell office:value-type="float" office:value="12" table:style-name="ce33">
            <text:p>12</text:p>
          </table:table-cell>
          <table:table-cell table:style-name="ce2"/>
          <table:table-cell office:value-type="float" office:value="16" table:style-name="ce56">
            <text:p>16</text:p>
          </table:table-cell>
          <table:table-cell office:value-type="string" table:style-name="ce57">
            <text:p>D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D_0021</text:p>
          </table:table-cell>
          <table:table-cell office:value-type="string" table:style-name="ce56">
            <text:p>DVB_Diodes:D_SOD-123</text:p>
          </table:table-cell>
          <table:table-cell office:value-type="string" table:style-name="ce56">
            <text:p>DVB_Diodes:D_SOD-123, MBR0530, 500mA, SCHOTTKY, 30Vr, 1-Chan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office:value-type="string" table:style-name="ce34">
            <text:p>Core FR4</text:p>
          </table:table-cell>
          <table:table-cell table:number-columns-repeated="2" table:style-name="ce34"/>
          <table:table-cell office:value-type="float" office:value="200" table:style-name="ce30">
            <text:p>200</text:p>
          </table:table-cell>
          <table:table-cell table:style-name="ce2"/>
          <table:table-cell office:value-type="float" office:value="17" table:style-name="ce54">
            <text:p>17</text:p>
          </table:table-cell>
          <table:table-cell office:value-type="string" table:style-name="ce57">
            <text:p>F1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F_0002</text:p>
          </table:table-cell>
          <table:table-cell office:value-type="string" table:style-name="ce56">
            <text:p>DVB_F:F_1206</text:p>
          </table:table-cell>
          <table:table-cell office:value-type="string" table:style-name="ce56">
            <text:p>DVB_F:F_1206, 0685H9100-01, FUSE, 10A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table:number-columns-repeated="3" table:style-name="ce34"/>
          <table:table-cell table:style-name="ce30"/>
          <table:table-cell table:style-name="ce2"/>
          <table:table-cell office:value-type="float" office:value="18" table:style-name="ce56">
            <text:p>18</text:p>
          </table:table-cell>
          <table:table-cell office:value-type="string" table:style-name="ce57">
            <text:p>J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J45_Abracon_ARJP11A-MASA-B-A-EMU2</text:p>
          </table:table-cell>
          <table:table-cell office:value-type="string" table:style-name="ce56">
            <text:p>Connector_RJ:RJ45_Abracon_ARJP11A-MA_Horizontal</text:p>
          </table:table-cell>
          <table:table-cell office:value-type="string" table:style-name="ce56">
            <text:p>RJ45 PoE 10/100 Base-TX Jack with Magnetic Module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office:value-type="float" office:value="3" table:style-name="ce31">
            <text:p>3</text:p>
          </table:table-cell>
          <table:table-cell office:value-type="string" table:style-name="ce32">
            <text:p>Cuivre int –<text:s/><text:span text:style-name="T4">SIGNAL</text:span></text:p>
          </table:table-cell>
          <table:table-cell table:number-columns-repeated="2" table:style-name="ce32"/>
          <table:table-cell office:value-type="float" office:value="12" table:style-name="ce33">
            <text:p>12</text:p>
          </table:table-cell>
          <table:table-cell table:style-name="ce2"/>
          <table:table-cell office:value-type="float" office:value="19" table:style-name="ce54">
            <text:p>19</text:p>
          </table:table-cell>
          <table:table-cell office:value-type="string" table:style-name="ce57">
            <text:p>K1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K_0073</text:p>
          </table:table-cell>
          <table:table-cell office:value-type="string" table:style-name="ce56">
            <text:p>DVB_Displays:OLED256x64-2P1_HOLE_TE_3-2328724-1‚Äé</text:p>
          </table:table-cell>
          <table:table-cell office:value-type="string" table:style-name="ce56">
            <text:p>OLED256x64-2P1_HOLE, 3-2328724-1‚Äé, 31p, fem, RA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office:value-type="string" table:style-name="ce29">
            <text:p>Prepeg ( 7+7)</text:p>
          </table:table-cell>
          <table:table-cell table:number-columns-repeated="2" table:style-name="ce29"/>
          <table:table-cell office:value-type="float" office:value="140" table:style-name="ce30">
            <text:p>140</text:p>
          </table:table-cell>
          <table:table-cell table:style-name="ce2"/>
          <table:table-cell office:value-type="float" office:value="20" table:style-name="ce56">
            <text:p>20</text:p>
          </table:table-cell>
          <table:table-cell office:value-type="string" table:style-name="ce57">
            <text:p>K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K_0072</text:p>
          </table:table-cell>
          <table:table-cell office:value-type="string" table:style-name="ce56">
            <text:p>DVB_Connectors:Molex_PicoBlade_53261-1271_1x12-1MP_P1.25mm_Horizontal</text:p>
          </table:table-cell>
          <table:table-cell office:value-type="string" table:style-name="ce56">
            <text:p>Molex, Picoblade, single row, 01x12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table:number-columns-repeated="3" table:style-name="ce29"/>
          <table:table-cell table:style-name="ce30"/>
          <table:table-cell table:style-name="ce2"/>
          <table:table-cell office:value-type="float" office:value="21" table:style-name="ce54">
            <text:p>21</text:p>
          </table:table-cell>
          <table:table-cell office:value-type="string" table:style-name="ce57">
            <text:p>K3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K_0100</text:p>
          </table:table-cell>
          <table:table-cell office:value-type="string" table:style-name="ce56">
            <text:p>Connector:Tag-Connect_TC2030-IDC-FP_2x03_P1.27mm_Vertical</text:p>
          </table:table-cell>
          <table:table-cell office:value-type="string" table:style-name="ce56">
            <text:p>TAG CONNECT - TC2030-IDC PLUG-OF-NAILS CABLE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office:value-type="float" office:value="4" table:style-name="ce31">
            <text:p>4</text:p>
          </table:table-cell>
          <table:table-cell office:value-type="string" table:style-name="ce32">
            <text:p>Cuivre int –<text:s/><text:span text:style-name="T4">SIGNAL</text:span></text:p>
          </table:table-cell>
          <table:table-cell table:number-columns-repeated="2" table:style-name="ce32"/>
          <table:table-cell office:value-type="float" office:value="12" table:style-name="ce33">
            <text:p>12</text:p>
          </table:table-cell>
          <table:table-cell table:style-name="ce2"/>
          <table:table-cell office:value-type="float" office:value="22" table:style-name="ce56">
            <text:p>22</text:p>
          </table:table-cell>
          <table:table-cell office:value-type="string" table:style-name="ce57">
            <text:p>L1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L_0011</text:p>
          </table:table-cell>
          <table:table-cell office:value-type="string" table:style-name="ce56">
            <text:p>DVB_Inductors:L_4018-Coilcraft</text:p>
          </table:table-cell>
          <table:table-cell office:value-type="string" table:style-name="ce56">
            <text:p>DVB_Inductors:L_4018-Coilcraft, LPS4018-682MRB, 1.3A, COIL, 6.8¬µH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office:value-type="string" table:style-name="ce34">
            <text:p>Core FR4</text:p>
          </table:table-cell>
          <table:table-cell table:number-columns-repeated="2" table:style-name="ce34"/>
          <table:table-cell office:value-type="float" office:value="200" table:style-name="ce35">
            <text:p>200</text:p>
          </table:table-cell>
          <table:table-cell table:style-name="ce2"/>
          <table:table-cell office:value-type="float" office:value="23" table:style-name="ce54">
            <text:p>23</text:p>
          </table:table-cell>
          <table:table-cell office:value-type="string" table:style-name="ce57">
            <text:p>L2, L3, L7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L_0010</text:p>
          </table:table-cell>
          <table:table-cell office:value-type="string" table:style-name="ce56">
            <text:p>DVB_Inductors:L_0603</text:p>
          </table:table-cell>
          <table:table-cell office:value-type="string" table:style-name="ce56">
            <text:p>DVB_Inductors:L_0603, MMZ1608B121C, 600mA, CHIP BEADS, 120ohm to 100Mhz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table:number-columns-repeated="3" table:style-name="ce34"/>
          <table:table-cell table:style-name="ce35"/>
          <table:table-cell table:style-name="ce2"/>
          <table:table-cell office:value-type="float" office:value="24" table:style-name="ce56">
            <text:p>24</text:p>
          </table:table-cell>
          <table:table-cell office:value-type="string" table:style-name="ce57">
            <text:p>L4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L_0002</text:p>
          </table:table-cell>
          <table:table-cell office:value-type="string" table:style-name="ce56">
            <text:p>DVB_Inductors:L_5030-Coilcraft</text:p>
          </table:table-cell>
          <table:table-cell office:value-type="string" table:style-name="ce56">
            <text:p>DVB_Inductors:L_5030-Coilcraft, XAL5030-222MEC, 9.2A, COIL, 2.2¬µH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office:value-type="float" office:value="5" table:style-name="ce31">
            <text:p>5</text:p>
          </table:table-cell>
          <table:table-cell office:value-type="string" table:style-name="ce36">
            <text:p>Cuivre int –<text:s/><text:span text:style-name="T4">POWER</text:span></text:p>
          </table:table-cell>
          <table:table-cell table:number-columns-repeated="2" table:style-name="ce36"/>
          <table:table-cell office:value-type="float" office:value="12" table:style-name="ce31">
            <text:p>12</text:p>
          </table:table-cell>
          <table:table-cell table:style-name="ce2"/>
          <table:table-cell office:value-type="float" office:value="25" table:style-name="ce54">
            <text:p>25</text:p>
          </table:table-cell>
          <table:table-cell office:value-type="string" table:style-name="ce57">
            <text:p>L5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L_0017</text:p>
          </table:table-cell>
          <table:table-cell office:value-type="string" table:style-name="ce56">
            <text:p>DVB_Inductors:L_0603</text:p>
          </table:table-cell>
          <table:table-cell office:value-type="string" table:style-name="ce56">
            <text:p>DVB_Inductors:L_0603, FBMJ1608HM180NTR, 7.5A, BEADS, 18ohm to 100Mhz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office:value-type="string" table:style-name="ce34">
            <text:p>Prepeg ( ?)</text:p>
          </table:table-cell>
          <table:table-cell table:number-columns-repeated="2" table:style-name="ce34"/>
          <table:table-cell office:value-type="float" office:value="140" table:style-name="ce35">
            <text:p>140</text:p>
          </table:table-cell>
          <table:table-cell table:style-name="ce2"/>
          <table:table-cell office:value-type="float" office:value="26" table:style-name="ce56">
            <text:p>26</text:p>
          </table:table-cell>
          <table:table-cell office:value-type="string" table:style-name="ce57">
            <text:p>L6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L_0018</text:p>
          </table:table-cell>
          <table:table-cell office:value-type="string" table:style-name="ce56">
            <text:p>DVB_Inductors:L_4018-Coilcraft</text:p>
          </table:table-cell>
          <table:table-cell office:value-type="string" table:style-name="ce56">
            <text:p>DVB_Inductors:L_4018-Coilcraft, LPS4018-222MRB, 2.3A, COIL, 2.2¬µH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8"/>
          <table:table-cell table:number-columns-repeated="3" table:style-name="ce34"/>
          <table:table-cell table:style-name="ce35"/>
          <table:table-cell table:style-name="ce2"/>
          <table:table-cell office:value-type="float" office:value="27" table:style-name="ce54">
            <text:p>27</text:p>
          </table:table-cell>
          <table:table-cell office:value-type="string" table:style-name="ce57">
            <text:p>Q1, Q2, Q3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Q_0002</text:p>
          </table:table-cell>
          <table:table-cell office:value-type="string" table:style-name="ce56">
            <text:p>DVB_SOT:SOT_323-SC_70</text:p>
          </table:table-cell>
          <table:table-cell office:value-type="string" table:style-name="ce56">
            <text:p>DVB_SOT:SOT_323-SC_70, BSS138PW, MOSFET, N-chan, 320mA, 60Vds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style-name="ce23"/>
          <table:table-cell office:value-type="float" office:value="6" table:style-name="ce37">
            <text:p>6</text:p>
          </table:table-cell>
          <table:table-cell office:value-type="string" table:style-name="ce38">
            <text:p>Foil –<text:s/><text:span text:style-name="T4">SIGNAL</text:span></text:p>
          </table:table-cell>
          <table:table-cell table:number-columns-repeated="2" table:style-name="ce38"/>
          <table:table-cell office:value-type="float" office:value="12" table:style-name="ce37">
            <text:p>12</text:p>
          </table:table-cell>
          <table:table-cell table:style-name="ce2"/>
          <table:table-cell office:value-type="float" office:value="28" table:style-name="ce56">
            <text:p>28</text:p>
          </table:table-cell>
          <table:table-cell office:value-type="string" table:style-name="ce57">
            <text:p>R1, R4, R10, R11, R22, R32, R33, R36, R39, R42, R43, R47, R50, R53</text:p>
          </table:table-cell>
          <table:table-cell office:value-type="float" office:value="14" table:style-name="ce71">
            <text:p>14</text:p>
          </table:table-cell>
          <table:table-cell office:value-type="string" table:style-name="ce76">
            <text:p>R_0020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0k, 1%, 100mW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table:style-name="ce39"/>
          <table:table-cell office:value-type="float" office:value="892" table:formula="of:=SUM([.G15:.G30])" table:style-name="ce40">
            <text:p>892</text:p>
          </table:table-cell>
          <table:table-cell table:style-name="ce2"/>
          <table:table-cell office:value-type="float" office:value="29" table:style-name="ce54">
            <text:p>29</text:p>
          </table:table-cell>
          <table:table-cell office:value-type="string" table:style-name="ce57">
            <text:p>R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001</text:p>
          </table:table-cell>
          <table:table-cell office:value-type="string" table:style-name="ce56">
            <text:p>DVB_Resistors:R_0603</text:p>
          </table:table-cell>
          <table:table-cell office:value-type="string" table:style-name="ce56">
            <text:p>DVB_Resistors:R_0402, 0, 5%, 63mW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table:style-name="ce2"/>
          <table:table-cell office:value-type="float" office:value="30" table:style-name="ce56">
            <text:p>30</text:p>
          </table:table-cell>
          <table:table-cell office:value-type="string" table:style-name="ce57">
            <text:p>R3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030</text:p>
          </table:table-cell>
          <table:table-cell office:value-type="string" table:style-name="ce56">
            <text:p>DVB_Resistors:R_0402</text:p>
          </table:table-cell>
          <table:table-cell office:value-type="string" table:style-name="ce65">
            <text:p>DVB_Resistors:R_0402, 18.2k, 1%, 100mW</text:p>
          </table:table-cell>
          <table:table-cell table:style-name="ce62"/>
          <table:table-cell table:style-name="ce62"/>
          <table:table-cell table:style-name="ce56"/>
          <table:table-cell table:style-name="ce66"/>
          <table:table-cell table:number-columns-repeated="16366"/>
        </table:table-row>
        <table:table-row table:style-name="ro1">
          <table:table-cell table:number-columns-repeated="7" table:style-name="ce1"/>
          <table:table-cell table:style-name="ce2"/>
          <table:table-cell office:value-type="float" office:value="31" table:style-name="ce54">
            <text:p>31</text:p>
          </table:table-cell>
          <table:table-cell office:value-type="string" table:style-name="ce57">
            <text:p>R5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028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511k, 1%, 63mW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7" table:style-name="ce1"/>
          <table:table-cell table:style-name="ce2"/>
          <table:table-cell office:value-type="float" office:value="32" table:style-name="ce56">
            <text:p>32</text:p>
          </table:table-cell>
          <table:table-cell office:value-type="string" table:style-name="ce57">
            <text:p>R6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21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36.5k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style-name="ce2"/>
          <table:table-cell table:number-columns-repeated="7" table:style-name="ce1"/>
          <table:table-cell office:value-type="float" office:value="33" table:style-name="ce54">
            <text:p>33</text:p>
          </table:table-cell>
          <table:table-cell office:value-type="string" table:style-name="ce57">
            <text:p>R7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002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M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4" table:style-name="ce56">
            <text:p>34</text:p>
          </table:table-cell>
          <table:table-cell office:value-type="string" table:style-name="ce57">
            <text:p>R8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14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30k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5" table:style-name="ce54">
            <text:p>35</text:p>
          </table:table-cell>
          <table:table-cell office:value-type="string" table:style-name="ce57">
            <text:p>R9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02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65k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6" table:style-name="ce56">
            <text:p>36</text:p>
          </table:table-cell>
          <table:table-cell office:value-type="string" table:style-name="ce57">
            <text:p>R12, R13, R14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R_0001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0, 5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7" table:style-name="ce54">
            <text:p>37</text:p>
          </table:table-cell>
          <table:table-cell office:value-type="string" table:style-name="ce57">
            <text:p>R15, R34, R35, R37, R40</text:p>
          </table:table-cell>
          <table:table-cell office:value-type="float" office:value="5" table:style-name="ce71">
            <text:p>5</text:p>
          </table:table-cell>
          <table:table-cell office:value-type="string" table:style-name="ce76">
            <text:p>R_0134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33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8" table:style-name="ce56">
            <text:p>38</text:p>
          </table:table-cell>
          <table:table-cell office:value-type="string" table:style-name="ce57">
            <text:p>R16, R18, R21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R_0104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750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39" table:style-name="ce54">
            <text:p>39</text:p>
          </table:table-cell>
          <table:table-cell office:value-type="string" table:style-name="ce57">
            <text:p>R17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33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2.1k, 1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0" table:style-name="ce56">
            <text:p>40</text:p>
          </table:table-cell>
          <table:table-cell office:value-type="string" table:style-name="ce57">
            <text:p>R19, R26, R27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R_0005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k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1" table:style-name="ce54">
            <text:p>41</text:p>
          </table:table-cell>
          <table:table-cell office:value-type="string" table:style-name="ce57">
            <text:p>R20, R24, R41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R_0064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00k, 5%, 63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2" table:style-name="ce56">
            <text:p>42</text:p>
          </table:table-cell>
          <table:table-cell office:value-type="string" table:style-name="ce57">
            <text:p>R23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70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30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3" table:style-name="ce54">
            <text:p>43</text:p>
          </table:table-cell>
          <table:table-cell office:value-type="string" table:style-name="ce57">
            <text:p>R25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71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75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4" table:style-name="ce56">
            <text:p>44</text:p>
          </table:table-cell>
          <table:table-cell office:value-type="string" table:style-name="ce57">
            <text:p>R28, R29, R30, R31</text:p>
          </table:table-cell>
          <table:table-cell office:value-type="float" office:value="4" table:style-name="ce71">
            <text:p>4</text:p>
          </table:table-cell>
          <table:table-cell office:value-type="string" table:style-name="ce76">
            <text:p>R_0117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49.9k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5" table:style-name="ce54">
            <text:p>45</text:p>
          </table:table-cell>
          <table:table-cell office:value-type="string" table:style-name="ce57">
            <text:p>R38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18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7.15k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 table:style-name="ce1"/>
          <table:table-cell office:value-type="float" office:value="46" table:style-name="ce56">
            <text:p>46</text:p>
          </table:table-cell>
          <table:table-cell office:value-type="string" table:style-name="ce57">
            <text:p>R44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R_0172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68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47" table:style-name="ce54">
            <text:p>47</text:p>
          </table:table-cell>
          <table:table-cell office:value-type="string" table:style-name="ce57">
            <text:p>R48, R49</text:p>
          </table:table-cell>
          <table:table-cell office:value-type="float" office:value="2" table:style-name="ce71">
            <text:p>2</text:p>
          </table:table-cell>
          <table:table-cell office:value-type="string" table:style-name="ce76">
            <text:p>R_0053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220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48" table:style-name="ce56">
            <text:p>48</text:p>
          </table:table-cell>
          <table:table-cell office:value-type="string" table:style-name="ce57">
            <text:p>R5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NC</text:p>
          </table:table-cell>
          <table:table-cell office:value-type="string" table:style-name="ce56">
            <text:p>DVB_Resistors:R_0402</text:p>
          </table:table-cell>
          <table:table-cell office:value-type="string" table:style-name="ce56">
            <text:p>DVB_Resistors:R_0402, 10k, 1%, 100mW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49" table:style-name="ce54">
            <text:p>49</text:p>
          </table:table-cell>
          <table:table-cell office:value-type="string" table:style-name="ce57">
            <text:p>SW1, SW2, SW3</text:p>
          </table:table-cell>
          <table:table-cell office:value-type="float" office:value="3" table:style-name="ce71">
            <text:p>3</text:p>
          </table:table-cell>
          <table:table-cell office:value-type="string" table:style-name="ce76">
            <text:p>SW_0003</text:p>
          </table:table-cell>
          <table:table-cell office:value-type="string" table:style-name="ce56">
            <text:p>DVB_Buttons:PTS810</text:p>
          </table:table-cell>
          <table:table-cell office:value-type="string" table:style-name="ce56">
            <text:p>DVB_Buttons:PTS810, PTS810, PUSH BUTTON, DPST-NO, TOP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0" table:style-name="ce56">
            <text:p>50</text:p>
          </table:table-cell>
          <table:table-cell office:value-type="string" table:style-name="ce57">
            <text:p>U1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076</text:p>
          </table:table-cell>
          <table:table-cell office:value-type="string" table:style-name="ce56">
            <text:p>DVB_SOT:SOT_23-5</text:p>
          </table:table-cell>
          <table:table-cell office:value-type="string" table:style-name="ce56">
            <text:p>DVB_SOT:SOT_23-5, TPS61040DBVR, REGULATOR, DC/DC BOOST/EN, 1.8V to 6Vcc, ADJ 1.8V to 1Vout, 400mA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1" table:style-name="ce54">
            <text:p>51</text:p>
          </table:table-cell>
          <table:table-cell office:value-type="string" table:style-name="ce57">
            <text:p>U2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31</text:p>
          </table:table-cell>
          <table:table-cell office:value-type="string" table:style-name="ce56">
            <text:p>DVB_BGA:UFBGA_176</text:p>
          </table:table-cell>
          <table:table-cell office:value-type="string" table:style-name="ce56">
            <text:p>DVB_BGA:UFBGA_176, STM32H745IIKx, MCU, RM Cortex-M7 + M4 MCU, 2048KB flash, 1024KB RAM, 480MHz + 240MHz, 1.7-3.6V, 140 GPIO, UFBGA-176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2" table:style-name="ce56">
            <text:p>52</text:p>
          </table:table-cell>
          <table:table-cell office:value-type="string" table:style-name="ce57">
            <text:p>U3, U9</text:p>
          </table:table-cell>
          <table:table-cell office:value-type="float" office:value="2" table:style-name="ce71">
            <text:p>2</text:p>
          </table:table-cell>
          <table:table-cell office:value-type="string" table:style-name="ce76">
            <text:p>U_0144</text:p>
          </table:table-cell>
          <table:table-cell office:value-type="string" table:style-name="ce56">
            <text:p>DVB_SOT:SOT_23-5</text:p>
          </table:table-cell>
          <table:table-cell office:value-type="string" table:style-name="ce56">
            <text:p>DVB_SOT:SOT_23-5, LP2985A-2.8, REGULATOR, LDO / EN, 4V to 16Vcc, 2.8Vout, 150mA</text:p>
          </table:table-cell>
          <table:table-cell table:style-name="ce67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3" table:style-name="ce54">
            <text:p>53</text:p>
          </table:table-cell>
          <table:table-cell office:value-type="string" table:style-name="ce57">
            <text:p>U4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34</text:p>
          </table:table-cell>
          <table:table-cell office:value-type="string" table:style-name="ce56">
            <text:p>DVB_SSOP:MSOP_16-1EP_3x4_P0.5</text:p>
          </table:table-cell>
          <table:table-cell office:value-type="string" table:style-name="ce56">
            <text:p>DVB_SSOP:MSOP_16-1EP_3x4_P0.5, LT8610ABIMSE-3.3, REGULATOR, DC/DC BUCK, 3.4V to 42Vcc, 3.3Vout, 3.5A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4" table:style-name="ce56">
            <text:p>54</text:p>
          </table:table-cell>
          <table:table-cell office:value-type="string" table:style-name="ce57">
            <text:p>U5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081</text:p>
          </table:table-cell>
          <table:table-cell office:value-type="string" table:style-name="ce56">
            <text:p>DVB_DFN:DFN-8-1EP_2x2_P0.5</text:p>
          </table:table-cell>
          <table:table-cell office:value-type="string" table:style-name="ce56">
            <text:p>DVB_DFN:DFN-8-1EP_2x2_P0.5, ADP125ACPZ-R7, REGULATOR, LDO, 2.3V to 5.5Vcc, ADJ 800mV to 5Vout, 500mA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5" table:style-name="ce54">
            <text:p>55</text:p>
          </table:table-cell>
          <table:table-cell office:value-type="string" table:style-name="ce57">
            <text:p>U6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097</text:p>
          </table:table-cell>
          <table:table-cell office:value-type="string" table:style-name="ce56">
            <text:p>DVB_SSOP:TSSOP_14_4.4x5_P0.65</text:p>
          </table:table-cell>
          <table:table-cell office:value-type="string" table:style-name="ce56">
            <text:p>DVB_SSOP:TSSOP_14_4.4x5_P0.65, TXS0104EPWR, INTERFACE, LEVEL SHIFTER / 4-BIT, TTL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6" table:style-name="ce56">
            <text:p>56</text:p>
          </table:table-cell>
          <table:table-cell office:value-type="string" table:style-name="ce57">
            <text:p>U7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38</text:p>
          </table:table-cell>
          <table:table-cell office:value-type="string" table:style-name="ce56">
            <text:p>DVB_SO:SOP-8_5.28x5.23mm_P1.27mm</text:p>
          </table:table-cell>
          <table:table-cell office:value-type="string" table:style-name="ce56">
            <text:p>32-Mbit, Wide Range Voltage SPI Serial Flash Memory, SOP-8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7" table:style-name="ce54">
            <text:p>57</text:p>
          </table:table-cell>
          <table:table-cell office:value-type="string" table:style-name="ce57">
            <text:p>U8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33</text:p>
          </table:table-cell>
          <table:table-cell office:value-type="string" table:style-name="ce56">
            <text:p>DVB_LGA:LGA-16_3x3mm_P0.5mm_LayoutBorder3x5y</text:p>
          </table:table-cell>
          <table:table-cell office:value-type="string" table:style-name="ce56">
            <text:p>DVB_LGA:LGA-16_3x3mm_P0.5mm_LayoutBorder3x5y, ICM-2060, High performance 6-Axis MEMS motion tracking, SPI/I2C interface, LGA-16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8" table:style-name="ce56">
            <text:p>58</text:p>
          </table:table-cell>
          <table:table-cell office:value-type="string" table:style-name="ce57">
            <text:p>U10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39</text:p>
          </table:table-cell>
          <table:table-cell office:value-type="string" table:style-name="ce56">
            <text:p>DVB_LGA:LGA-14_3x2.5mm_P0.5mm_LayoutBorder3x4y</text:p>
          </table:table-cell>
          <table:table-cell office:value-type="string" table:style-name="ce56">
            <text:p>DVB_LGA:LGA-16_3x3mm_P0.5mm_LayoutBorder3x5y, ICM-2060, High performance 6-Axis MEMS motion tracking, SPI/I2C interface, LGA-16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59" table:style-name="ce54">
            <text:p>59</text:p>
          </table:table-cell>
          <table:table-cell office:value-type="string" table:style-name="ce57">
            <text:p>U14</text:p>
          </table:table-cell>
          <table:table-cell office:value-type="float" office:value="1" table:style-name="ce71">
            <text:p>1</text:p>
          </table:table-cell>
          <table:table-cell office:value-type="string" table:style-name="ce76">
            <text:p>U_0101</text:p>
          </table:table-cell>
          <table:table-cell office:value-type="string" table:style-name="ce56">
            <text:p>DVB_QFN:QFN-24-1EP_4x4mm_Pitch0.5mm</text:p>
          </table:table-cell>
          <table:table-cell office:value-type="string" table:style-name="ce56">
            <text:p>DVB_QFN:QFN-24-1EP_4x4mm_Pitch0.5mm, LAN8742A-CZ-TR, INTERFACE, TRANCEIVER, ETHERNET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60" table:style-name="ce56">
            <text:p>60</text:p>
          </table:table-cell>
          <table:table-cell office:value-type="string" table:style-name="ce57">
            <text:p>U16, U17</text:p>
          </table:table-cell>
          <table:table-cell office:value-type="float" office:value="2" table:style-name="ce71">
            <text:p>2</text:p>
          </table:table-cell>
          <table:table-cell office:value-type="string" table:style-name="ce76">
            <text:p>U_0049</text:p>
          </table:table-cell>
          <table:table-cell office:value-type="string" table:style-name="ce56">
            <text:p>DVB_SOT:SOT_143</text:p>
          </table:table-cell>
          <table:table-cell office:value-type="string" table:style-name="ce65">
            <text:p>DVB_SOT:SOT_143, CD143A-SR3.3, PROTECTION, ESD / D-ARRAY , 2-Chan</text:p>
          </table:table-cell>
          <table:table-cell table:style-name="ce62"/>
          <table:table-cell table:style-name="ce62"/>
          <table:table-cell table:style-name="ce56"/>
          <table:table-cell table:style-name="ce66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61" table:style-name="ce56">
            <text:p>61</text:p>
          </table:table-cell>
          <table:table-cell office:value-type="string" table:style-name="ce58">
            <text:p>XO1, XO2</text:p>
          </table:table-cell>
          <table:table-cell office:value-type="float" office:value="2" table:style-name="ce72">
            <text:p>2</text:p>
          </table:table-cell>
          <table:table-cell office:value-type="string" table:style-name="ce77">
            <text:p>XO_0004</text:p>
          </table:table-cell>
          <table:table-cell office:value-type="string" table:style-name="ce56">
            <text:p>DVB_Clock:7M</text:p>
          </table:table-cell>
          <table:table-cell office:value-type="string" table:style-name="ce56">
            <text:p>DVB_Clock:7M, 7M-25.000MEEQ-T, 25Mhz</text:p>
          </table:table-cell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62" table:style-name="ce54">
            <text:p>62</text:p>
          </table:table-cell>
          <table:table-cell table:style-name="ce56"/>
          <table:table-cell table:style-name="ce73"/>
          <table:table-cell table:style-name="ce78"/>
          <table:table-cell table:style-name="ce56"/>
          <table:table-cell table:style-name="ce56"/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63" table:style-name="ce56">
            <text:p>63</text:p>
          </table:table-cell>
          <table:table-cell table:style-name="ce56"/>
          <table:table-cell table:style-name="ce73"/>
          <table:table-cell table:style-name="ce78"/>
          <table:table-cell table:style-name="ce56"/>
          <table:table-cell table:style-name="ce56"/>
          <table:table-cell table:style-name="ce62"/>
          <table:table-cell table:style-name="ce62"/>
          <table:table-cell table:style-name="ce56"/>
          <table:table-cell table:style-name="ce64"/>
          <table:table-cell table:number-columns-repeated="16366"/>
        </table:table-row>
        <table:table-row table:style-name="ro1">
          <table:table-cell table:number-columns-repeated="8"/>
          <table:table-cell office:value-type="float" office:value="64" table:style-name="ce56">
            <text:p>64</text:p>
          </table:table-cell>
          <table:table-cell table:style-name="ce59"/>
          <table:table-cell table:style-name="ce74"/>
          <table:table-cell table:style-name="ce79"/>
          <table:table-cell table:style-name="ce59"/>
          <table:table-cell table:style-name="ce59"/>
          <table:table-cell table:style-name="ce68"/>
          <table:table-cell table:style-name="ce68"/>
          <table:table-cell table:style-name="ce59"/>
          <table:table-cell table:style-name="ce69"/>
          <table:table-cell table:number-columns-repeated="16366"/>
        </table:table-row>
        <table:table-row table:style-name="ro1">
          <table:table-cell table:number-columns-repeated="8"/>
          <table:table-cell table:number-columns-repeated="2" table:style-name="ce1"/>
          <table:table-cell office:value-type="float" office:value="173" table:formula="of:=SUM([.K2:.K66])" table:style-name="ce48">
            <text:p>173</text:p>
          </table:table-cell>
          <table:table-cell table:number-columns-repeated="16373" table:style-name="ce1"/>
        </table:table-row>
        <table:table-row table:number-rows-repeated="35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49">
            <text:p>Difference from BOM :<text:s/><text:span text:style-name="T4">B2</text:span><text:s/>to<text:s/><text:span text:style-name="T4">B3</text:span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string" table:number-columns-spanned="2" table:number-rows-spanned="1" table:style-name="ce50">
            <text:p>Remove</text:p>
          </table:table-cell>
          <table:covered-table-cell/>
          <table:table-cell office:value-type="string" table:number-columns-spanned="2" table:number-rows-spanned="1" table:style-name="ce51">
            <text:p>Add</text:p>
          </table:table-cell>
          <table:covered-table-cell/>
          <table:table-cell office:value-type="string" table:number-columns-spanned="2" table:number-rows-spanned="1" table:style-name="ce52">
            <text:p>Value changed</text:p>
          </table:table-cell>
          <table:covered-table-cell/>
          <table:table-cell table:number-columns-repeated="16377"/>
        </table:table-row>
        <table:table-row table:style-name="ro1">
          <table: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3"/>
          <table:covered-table-cell/>
          <table:table-cell table:number-columns-repeated="16377"/>
        </table:table-row>
        <table:table-row table:number-rows-repeated="1048471" table:style-name="ro1">
          <table:table-cell table:number-columns-repeated="16384"/>
        </table:table-row>
        <table:named-expressions>
          <table:named-range table:name="Print_Area" table:cell-range-address="Feuille1.$I$2:Feuille1.$N$63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DejaVu Sans" svg:font-family="&quot;DejaVu Sans&quot;"/>
    <style:font-face style:name="Noto Sans" svg:font-family="&quot;Noto Sans&quot;"/>
    <style:font-face style:name="Sans" svg:font-family="Sans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 %</number:text>
    </number:percentage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DDDDD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gne_32_1_32_sur_32_2" style:display-name="ligne 1 sur 2" style:family="table-cell" style:data-style-name="N0">
      <style:table-cell-properties style:vertical-align="automatic" fo:background-color="#DDDDD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2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dc:creator>Zhonx</dc:creator>
    <meta:creation-date>2017-09-15T10:22:43Z</meta:creation-date>
    <dc:date>2023-05-04T16:51:46Z</dc:date>
    <meta:print-date>2023-05-04T09:56:53Z</meta:print-date>
    <meta:editing-cycles>72</meta:editing-cycles>
    <meta:editing-duration>PT45392S</meta:editing-duration>
  </office:meta>
</office:document-meta>
</file>